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31.22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Graphique 1" draw:style-name="gr1" svg:width="159.99mm" svg:height="89.99mm" svg:x="2.41mm" svg:y="28.69mm">
            <draw:object draw:notify-on-update-of-ranges="Sheet1.B1:Sheet1.K1 Sheet1.A2:Sheet1.A2 Sheet1.B2:Sheet1.K2 Sheet1.A3:Sheet1.A3 Sheet1.B3:Sheet1.K3 Sheet1.A4:Sheet1.A4 Sheet1.B4:Sheet1.K4 Sheet1.A5:Sheet1.A5 Sheet1.B5:Sheet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274.99mm" svg:height="208.11mm" svg:x="21.08mm" svg:y="350.16mm">
            <draw:object draw:notify-on-update-of-ranges="Sheet1.A30:Sheet1.B53 Sheet1.C29:Sheet1.C29 Sheet1.C30:Sheet1.C53 Sheet1.D29:Sheet1.D29 Sheet1.D30:Sheet1.D53 Sheet1.E29:Sheet1.E29 Sheet1.E30:Sheet1.E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03" table:default-cell-style-name="ce1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Icinga2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Align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Conditions</text:p>
          </table:table-cell>
          <table:table-cell table:style-name="ce4" office:value-type="string" calcext:value-type="string">
            <text:p>N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4">
            <text:p>Nagio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31:.G31])" office:value-type="float" office:value="8" calcext:value-type="float">
            <text:p>8</text:p>
          </table:table-cell>
          <table:table-cell table:formula="of:=SUM([.H31:.H32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formula="of:=SUM([.B32:.G32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Zabbix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formula="of:=SUM([.B35:.G35])" office:value-type="float" office:value="8" calcext:value-type="float">
            <text:p>8</text:p>
          </table:table-cell>
          <table:table-cell table:formula="of:=SUM([.H35:.H36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formula="of:=SUM([.B36:.G36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PandoraFM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C39:.G39])" office:value-type="float" office:value="8" calcext:value-type="float">
            <text:p>8</text:p>
          </table:table-cell>
          <table:table-cell table:formula="of:=SUM([.H39:.H40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/>
          <table:table-cell table:formula="of:=SUM([.C40:.G40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Centreon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B43:.G43])" office:value-type="float" office:value="8" calcext:value-type="float">
            <text:p>8</text:p>
          </table:table-cell>
          <table:table-cell table:formula="of:=SUM([.H43:.H44])" office:value-type="float" office:value="23" calcext:value-type="float" table:number-columns-spanned="1" table:number-rows-spanned="2">
            <text:p>23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SUM([.B44:.G44])" office:value-type="float" office:value="15" calcext:value-type="float">
            <text:p>15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Prometheus</text:p>
          </table:table-cell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Impératif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formula="of:=SUM([.F47:.G47])" office:value-type="float" office:value="0" calcext:value-type="float">
            <text:p>0</text:p>
          </table:table-cell>
          <table:table-cell table:formula="of:=SUM([.H47:.H48])" office:value-type="float" office:value="0" calcext:value-type="float" table:number-columns-spanned="1" table:number-rows-spanned="2">
            <text:p>0</text:p>
          </table:table-cell>
          <table:table-cell table:number-columns-repeated="1015"/>
        </table:table-row>
        <table:table-row table:style-name="ro2">
          <table:covered-table-cell/>
          <table:table-cell table:style-name="ce2" office:value-type="string" calcext:value-type="string">
            <text:p>Souhaitabl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SUM([.F48:.G48])" office:value-type="float" office:value="0" calcext:value-type="float">
            <text:p>0</text:p>
          </table:table-cell>
          <table:covered-table-cell/>
          <table:table-cell table:number-columns-repeated="1015"/>
        </table:table-row>
        <table:table-row table:style-name="ro2">
          <table:covered-table-cell/>
          <table:table-cell table:style-name="ce2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 table:number-columns-spanned="1" table:number-rows-spanned="2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N49:.S49])" office:value-type="float" office:value="8" calcext:value-type="float">
            <text:p>8</text:p>
          </table:table-cell>
          <table:table-cell table:formula="of:=SUM([.T49:.T50])" office:value-type="float" office:value="18" calcext:value-type="float" table:number-columns-spanned="1" table:number-rows-spanned="2">
            <text:p>18</text:p>
          </table:table-cell>
          <table:table-cell table:number-columns-repeated="1003"/>
        </table:table-row>
        <table:table-row table:style-name="ro2">
          <table:table-cell table:style-name="Default" office:value-type="string" calcext:value-type="string" table:number-columns-spanned="1" table:number-rows-spanned="4">
            <text:p>Check_mk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SUM([.B50:.G50])" office:value-type="float" office:value="0" calcext:value-type="float">
            <text:p>0</text:p>
          </table:table-cell>
          <table:table-cell table:style-name="Default" table:formula="of:=SUM([.H50:.H52])" office:value-type="float" office:value="23" calcext:value-type="float" table:number-columns-spanned="1" table:number-rows-spanned="3">
            <text:p>23</text:p>
          </table:table-cell>
          <table:table-cell table:number-columns-repeated="3"/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50:.S50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2">
          <table:covered-table-cell table:style-name="Default"/>
          <table:table-cell table:style-name="Default" office:value-type="string" calcext:value-type="string">
            <text:p>Impérati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style-name="Default" table:formula="of:=SUM([.B51:.G51])" office:value-type="float" office:value="8" calcext:value-type="float">
            <text:p>8</text:p>
          </table:table-cell>
          <table:covered-table-cell table:style-name="Default"/>
          <table:table-cell table:number-columns-repeated="3"/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51:.S51])" office:value-type="float" office:value="8" calcext:value-type="float">
            <text:p>8</text:p>
          </table:table-cell>
          <table:table-cell table:formula="of:=SUM([.T51:.T53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2">
          <table:covered-table-cell table:style-name="Default"/>
          <table:table-cell table:style-name="Default" office:value-type="string" calcext:value-type="string">
            <text:p>Souhaitabl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table:formula="of:=SUM([.B52:.G52])" office:value-type="float" office:value="15" calcext:value-type="float">
            <text:p>15</text:p>
          </table:table-cell>
          <table:covered-table-cell table:style-name="Default"/>
          <table:table-cell table:number-columns-repeated="3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52:.S52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2">
          <table:covered-table-cell table:style-name="Default"/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/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N53:.S53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N54:.S54])" office:value-type="float" office:value="8" calcext:value-type="float">
            <text:p>8</text:p>
          </table:table-cell>
          <table:table-cell table:formula="of:=SUM([.T54:.T56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table:number-columns-repeated="12"/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N55:.S55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office:value-type="string" calcext:value-type="string">
            <text:p>licence</text:p>
          </table:table-cell>
          <table:table-cell office:value-type="string" calcext:value-type="string">
            <text:p>y</text:p>
          </table:table-cell>
          <table:table-cell table:number-columns-repeated="10"/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N56:.S56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office:value-type="string" calcext:value-type="string">
            <text:p>dev</text:p>
          </table:table-cell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N57:.S57])" office:value-type="float" office:value="8" calcext:value-type="float">
            <text:p>8</text:p>
          </table:table-cell>
          <table:table-cell table:formula="of:=SUM([.T57:.T59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mmu</text:p>
          </table:table-cell>
          <table:table-cell office:value-type="string" calcext:value-type="string">
            <text:p>y</text:p>
          </table:table-cell>
          <table:table-cell table:number-columns-repeated="10"/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N58:.S58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c</text:p>
          </table:table-cell>
          <table:table-cell table:number-columns-repeated="10"/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N59:.S59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N60:.S60])" office:value-type="float" office:value="8" calcext:value-type="float">
            <text:p>8</text:p>
          </table:table-cell>
          <table:table-cell table:formula="of:=SUM([.T60:.T62])" office:value-type="float" office:value="23" calcext:value-type="float" table:number-columns-spanned="1" table:number-rows-spanned="3">
            <text:p>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ertes</text:p>
          </table:table-cell>
          <table:table-cell office:value-type="string" calcext:value-type="string">
            <text:p>c</text:p>
          </table:table-cell>
          <table:table-cell table:number-columns-repeated="10"/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N61:.S61])" office:value-type="float" office:value="5" calcext:value-type="float">
            <text:p>5</text:p>
          </table:table-cell>
          <table:covered-table-cell/>
          <table:table-cell table:number-columns-repeated="1003"/>
        </table:table-row>
        <table:table-row table:style-name="ro1">
          <table:table-cell office:value-type="string" calcext:value-type="string">
            <text:p>sans agent</text:p>
          </table:table-cell>
          <table:table-cell office:value-type="string" calcext:value-type="string">
            <text:p>c</text:p>
          </table:table-cell>
          <table:table-cell table:number-columns-repeated="10"/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N62:.S62])" office:value-type="float" office:value="10" calcext:value-type="float">
            <text:p>10</text:p>
          </table:table-cell>
          <table:covered-table-cell/>
          <table:table-cell table:number-columns-repeated="1003"/>
        </table:table-row>
        <table:table-row table:style-name="ro1">
          <table:table-cell office:value-type="string" calcext:value-type="string">
            <text:p>snmp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10:14:41.025875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naud, cecile</meta:initial-creator>
    <meta:creation-date>2017-05-09T14:28:41Z</meta:creation-date>
    <dc:date>2018-03-06T11:06:58.633752429</dc:date>
    <meta:editing-cycles>14</meta:editing-cycles>
    <meta:editing-duration>PT2H37M40S</meta:editing-duration>
    <meta:document-statistic meta:table-count="1" meta:cell-count="2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cc00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4.172cm" svg:y="0.315cm" chart:style-name="ch2">
          <text:p>Solutions en fonction des critères</text:p>
        </chart:title>
        <chart:legend chart:legend-position="end" svg:x="13.418cm" svg:y="3.453cm" style:legend-expansion="high" chart:style-name="ch3"/>
        <chart:plot-area chart:style-name="ch4" table:cell-range-address="Sheet1.A1:Sheet1.K5" chart:data-source-has-labels="both" svg:x="0.319cm" svg:y="1.299cm" svg:width="12.78cm" svg:height="7.521cm">
          <chartooo:coordinate-region svg:x="0.843cm" svg:y="1.299cm" svg:width="12.256cm" svg:height="5.314cm"/>
          <chart:axis chart:dimension="x" chart:name="primary-x" chart:style-name="ch5" chartooo:axis-type="text"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Spiceworks</text:p>
              </table:table-cell>
              <table:table-cell office:value-type="string">
                <text:p>Check_mk</text:p>
              </table:table-cell>
              <table:table-cell office:value-type="string">
                <text:p>Naemon</text:p>
              </table:table-cell>
              <table:table-cell office:value-type="string">
                <text:p>Icinga2</text:p>
              </table:table-cell>
              <table:table-cell office:value-type="string">
                <text:p>Sensu</text:p>
              </table:table-cell>
              <table:table-cell office:value-type="string">
                <text:p>Alignak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stacked="true" chart:auto-position="true" chart:auto-size="true" chart:treat-empty-cells="leave-gap"/>
      <style:graphic-properties svg:stroke-width="0.026cm" svg:stroke-color="#b3b3b3" draw:fill="non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link-data-style-to-source="true"/>
      <style:graphic-properties draw:stroke="none" draw:fill-color="#00cc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7.5cm" svg:height="20.812cm" xlink:href=".." xlink:type="simple" chart:class="chart:bar" chart:style-name="ch1">
        <chart:title svg:x="8.137cm" svg:y="0.552cm" chart:style-name="ch2">
          <text:p>Solutions en fonction de la validation des critères</text:p>
        </chart:title>
        <chart:subtitle svg:x="9.79cm" svg:y="1.773cm" chart:style-name="ch3">
          <text:p>Critères classées en catégories d'importance</text:p>
        </chart:subtitle>
        <chart:legend chart:legend-position="end" svg:x="24.919cm" svg:y="9.609cm" style:legend-expansion="high" chart:style-name="ch4"/>
        <chart:plot-area chart:style-name="ch5" table:cell-range-address="Sheet1.A29:Sheet1.E53" chart:data-source-has-labels="both" svg:x="0.55cm" svg:y="2.872cm" svg:width="23.819cm" svg:height="17.524cm">
          <chartooo:coordinate-region svg:x="1.074cm" svg:y="2.872cm" svg:width="23.295cm" svg:height="12.946cm"/>
          <chart:axis chart:dimension="x" chart:name="primary-x" chart:style-name="ch6" chartooo:axis-type="text">
            <chart:categories table:cell-range-address="Sheet1.A30:Sheet1.B5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53" chart:label-cell-address="Sheet1.C29:Sheet1.C29" chart:class="chart:bar">
            <chart:data-point chart:repeated="24"/>
          </chart:series>
          <chart:series chart:style-name="ch10" chart:values-cell-range-address="Sheet1.D30:Sheet1.D53" chart:label-cell-address="Sheet1.D29:Sheet1.D29" chart:class="chart:bar">
            <chart:data-point chart:repeated="24"/>
          </chart:series>
          <chart:series chart:style-name="ch11" chart:values-cell-range-address="Sheet1.E30:Sheet1.E53" chart:label-cell-address="Sheet1.E29:Sheet1.E29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</text:p>
                <text:list>
                  <text:list-item>
                    <text:p>Nagios</text:p>
                  </text:list-item>
                  <text:list-item>
                    <text:p/>
                  </text:list-item>
                </text:list>
                <draw:g>
                  <svg:desc>Sheet1.A30:Sheet1.B53</svg:desc>
                </draw:g>
              </table:table-cell>
              <table:table-cell office:value-type="float" office:value="0">
                <text:p>0</text:p>
                <draw:g>
                  <svg:desc>Sheet1.C30:Sheet1.C53</svg:desc>
                </draw:g>
              </table:table-cell>
              <table:table-cell office:value-type="float" office:value="0">
                <text:p>0</text:p>
                <draw:g>
                  <svg:desc>Sheet1.D30:Sheet1.D53</svg:desc>
                </draw:g>
              </table:table-cell>
              <table:table-cell office:value-type="float" office:value="0">
                <text:p>0</text:p>
                <draw:g>
                  <svg:desc>Sheet1.E30:Sheet1.E53</svg:desc>
                </draw:g>
              </table:table-cell>
            </table:table-row>
            <table:table-row>
              <table:table-cell office:value-type="string">
                <text:p>Nagio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agio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</text:p>
                <text:list>
                  <text:list-item>
                    <text:p>Zabbix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abbix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</text:p>
                <text:list>
                  <text:list-item>
                    <text:p>PandoraFM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ndoraFM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</text:p>
                <text:list>
                  <text:list-item>
                    <text:p>Centreo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ntreon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metheus</text:p>
                <text:list>
                  <text:list-item>
                    <text:p>Prometheu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metheus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metheu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metheu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ck_mk</text:p>
                <text:list>
                  <text:list-item>
                    <text:p>Check_mk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/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eck_mk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